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Ubuntu Mono" svg:font-family="Ubuntu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Fuentedepárrafopredeter." style:family="text">
      <style:text-properties fo:font-style="italic" style:font-style-asian="italic" style:font-style-complex="italic"/>
    </style:style>
    <style:style style:name="T3" style:parent-style-name="Fuentedepárrafopredeter." style:family="text">
      <style:text-properties fo:font-style="italic" style:font-style-asian="italic" style:font-style-complex="italic"/>
    </style:style>
    <style:style style:name="TableColumn5" style:family="table-column">
      <style:table-column-properties style:column-width="6.693in" style:use-optimal-column-width="false"/>
    </style:style>
    <style:style style:name="Table4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Standard" style:family="paragraph">
      <style:text-properties style:font-name="Ubuntu Mono"/>
    </style:style>
    <style:style style:name="P9" style:parent-style-name="Standard" style:family="paragraph">
      <style:text-properties style:font-name="Ubuntu Mono" fo:font-style="italic" style:font-style-asian="italic" style:font-style-complex="italic" fo:color="#21409A"/>
    </style:style>
    <style:style style:name="P10" style:parent-style-name="Standard" style:family="paragraph">
      <style:text-properties style:font-name="Ubuntu Mono"/>
    </style:style>
    <style:style style:name="P11" style:parent-style-name="Standard" style:family="paragraph">
      <style:text-properties style:font-name="Ubuntu Mono" fo:font-style="italic" style:font-style-asian="italic" style:font-style-complex="italic" fo:color="#21409A"/>
    </style:style>
    <style:style style:name="P12" style:parent-style-name="Standard" style:family="paragraph">
      <style:text-properties style:font-name="Ubuntu Mono"/>
    </style:style>
    <style:style style:name="P13" style:parent-style-name="Standard" style:family="paragraph">
      <style:text-properties style:font-name="Ubuntu Mono" fo:font-style="italic" style:font-style-asian="italic" style:font-style-complex="italic" fo:color="#21409A"/>
    </style:style>
    <style:style style:name="P14" style:parent-style-name="Standard" style:family="paragraph">
      <style:text-properties style:font-name="Ubuntu Mono"/>
    </style:style>
    <style:style style:name="P15" style:parent-style-name="Standard" style:family="paragraph">
      <style:text-properties style:font-name="Ubuntu Mono" fo:font-style="italic" style:font-style-asian="italic" style:font-style-complex="italic" fo:color="#21409A"/>
    </style:style>
    <style:style style:name="P16" style:parent-style-name="Standard" style:family="paragraph">
      <style:text-properties style:font-name="Ubuntu Mono"/>
    </style:style>
    <style:style style:name="P17" style:parent-style-name="Standard" style:family="paragraph">
      <style:text-properties style:font-name="Ubuntu Mono" fo:font-style="italic" style:font-style-asian="italic" style:font-style-complex="italic" fo:color="#21409A"/>
    </style:style>
    <style:style style:name="P18" style:parent-style-name="Standard" style:family="paragraph">
      <style:text-properties style:font-name="Ubuntu Mono"/>
    </style:style>
    <style:style style:name="P19" style:parent-style-name="Standard" style:family="paragraph">
      <style:text-properties style:font-name="Ubuntu Mono" fo:font-style="italic" style:font-style-asian="italic" style:font-style-complex="italic" fo:color="#21409A"/>
    </style:style>
    <style:style style:name="P20" style:parent-style-name="Standard" style:family="paragraph">
      <style:text-properties style:font-name="Ubuntu Mono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ableColumn24" style:family="table-column">
      <style:table-column-properties style:column-width="7.0444in" style:use-optimal-column-width="false"/>
    </style:style>
    <style:style style:name="Table23" style:family="table">
      <style:table-properties style:width="7.0444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Ubuntu Mono" fo:font-size="10pt" style:font-size-asian="10pt" style:font-size-complex="10pt"/>
    </style:style>
    <style:style style:name="P28" style:parent-style-name="TableContents" style:family="paragraph">
      <style:text-properties style:font-name="Ubuntu Mono" fo:font-size="10pt" style:font-size-asian="10pt" style:font-size-complex="10pt"/>
    </style:style>
    <style:style style:name="P29" style:parent-style-name="TableContents" style:family="paragraph">
      <style:text-properties style:font-name="Ubuntu Mono" fo:font-size="10pt" style:font-size-asian="10pt" style:font-size-complex="10pt"/>
    </style:style>
    <style:style style:name="P30" style:parent-style-name="TableContents" style:family="paragraph">
      <style:text-properties style:font-name="Ubuntu Mono" fo:font-size="10pt" style:font-size-asian="10pt" style:font-size-complex="10pt"/>
    </style:style>
    <style:style style:name="P31" style:parent-style-name="TableContents" style:family="paragraph">
      <style:text-properties style:font-name="Ubuntu Mono" fo:font-size="10pt" style:font-size-asian="10pt" style:font-size-complex="10pt"/>
    </style:style>
    <style:style style:name="P32" style:parent-style-name="TableContents" style:family="paragraph">
      <style:text-properties style:font-name="Ubuntu Mono" fo:font-size="10pt" style:font-size-asian="10pt" style:font-size-complex="10pt"/>
    </style:style>
    <style:style style:name="P33" style:parent-style-name="TableContents" style:family="paragraph">
      <style:text-properties style:font-name="Ubuntu Mono" fo:font-size="10pt" style:font-size-asian="10pt" style:font-size-complex="10pt"/>
    </style:style>
    <style:style style:name="P34" style:parent-style-name="TableContents" style:family="paragraph">
      <style:text-properties style:font-name="Ubuntu Mono" fo:font-size="10pt" style:font-size-asian="10pt" style:font-size-complex="10pt"/>
    </style:style>
    <style:style style:name="P35" style:parent-style-name="TableContents" style:family="paragraph">
      <style:text-properties style:font-name="Ubuntu Mono" fo:font-size="10pt" style:font-size-asian="10pt" style:font-size-complex="10pt"/>
    </style:style>
    <style:style style:name="P36" style:parent-style-name="TableContents" style:family="paragraph">
      <style:text-properties style:font-name="Ubuntu Mono" fo:font-size="10pt" style:font-size-asian="10pt" style:font-size-complex="10pt"/>
    </style:style>
    <style:style style:name="P37" style:parent-style-name="TableContents" style:family="paragraph">
      <style:text-properties style:font-name="Ubuntu Mono" fo:font-size="10pt" style:font-size-asian="10pt" style:font-size-complex="10pt"/>
    </style:style>
    <style:style style:name="P38" style:parent-style-name="TableContents" style:family="paragraph">
      <style:text-properties style:font-name="Ubuntu Mono" fo:font-size="10pt" style:font-size-asian="10pt" style:font-size-complex="10pt"/>
    </style:style>
    <style:style style:name="P39" style:parent-style-name="TableContents" style:family="paragraph">
      <style:text-properties style:font-name="Ubuntu Mono" fo:font-size="10pt" style:font-size-asian="10pt" style:font-size-complex="10pt"/>
    </style:style>
    <style:style style:name="P40" style:parent-style-name="TableContents" style:family="paragraph">
      <style:text-properties style:font-name="Ubuntu Mono" fo:font-size="10pt" style:font-size-asian="10pt" style:font-size-complex="10pt"/>
    </style:style>
    <style:style style:name="P41" style:parent-style-name="TableContents" style:family="paragraph">
      <style:text-properties style:font-name="Ubuntu Mono" fo:font-size="10pt" style:font-size-asian="10pt" style:font-size-complex="10pt"/>
    </style:style>
    <style:style style:name="P42" style:parent-style-name="TableContents" style:family="paragraph">
      <style:text-properties style:font-name="Ubuntu Mono" fo:font-size="10pt" style:font-size-asian="10pt" style:font-size-complex="10pt"/>
    </style:style>
    <style:style style:name="P43" style:parent-style-name="TableContents" style:family="paragraph">
      <style:text-properties style:font-name="Ubuntu Mono" fo:font-size="10pt" style:font-size-asian="10pt" style:font-size-complex="10pt"/>
    </style:style>
    <style:style style:name="P44" style:parent-style-name="TableContents" style:family="paragraph">
      <style:text-properties style:font-name="Ubuntu Mono" fo:font-size="10pt" style:font-size-asian="10pt" style:font-size-complex="10pt"/>
    </style:style>
    <style:style style:name="P45" style:parent-style-name="TableContents" style:family="paragraph">
      <style:text-properties style:font-name="Ubuntu Mono" fo:font-size="10pt" style:font-size-asian="10pt" style:font-size-complex="10pt"/>
    </style:style>
    <style:style style:name="P46" style:parent-style-name="TableContents" style:family="paragraph">
      <style:text-properties style:font-name="Ubuntu Mono" fo:font-size="10pt" style:font-size-asian="10pt" style:font-size-complex="10pt"/>
    </style:style>
  </office:automatic-styles>
  <office:body>
    <office:text text:use-soft-page-breaks="true">
      <text:p text:style-name="P1">TAREA SOBRE EXCEPCIONES.</text:p>
      <text:p text:style-name="Standard"/>
      <text:p text:style-name="Standard">Para la evitar trolles en<text:s/>una red social<text:s/>nos<text:s/>han encargado realizar un programa en java que lea líneas y me muestre en la pantalla OK si la<text:s/>línea<text:s/>es correcta, lo que permitirá la entrada de nuevas<text:s/>líneas<text:s/>hasta que el contenido de la línea sea igual a la cadena “.”</text:p>
      <text:p text:style-name="Standard">Una línea no será correcta cuando incluya alguna de las palabras prohibidas que tenemos almacenado en una tabla de arrays. <text:s text:c="2"/>Ej- caca, culo, pedo, pis</text:p>
      <text:p text:style-name="Standard"/>
      <text:p text:style-name="Standard">La idea es crear un método<text:s/><text:span text:style-name="T2">leerlineaOK</text:span><text:s/>que permita leer líneas y que chequea si hay alguna palabra prohibida, en ese caso generará una excepción denominada<text:s/><text:span text:style-name="T3">BurradasNOException</text:span><text:s/>que<text:s/>debe ser tratada por el programa que llama al método.</text:p>
      <text:p text:style-name="Standard"/>
      <text:p text:style-name="Standard">Ejemplo de ejecución:</text:p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Introduce tus mensajes, o<text:s/>pulsa.<text:s/>Para terminar:</text:p>
            <text:p text:style-name="P9">Hola soy Manolo</text:p>
            <text:p text:style-name="P10">OK</text:p>
            <text:p text:style-name="P11">Eres una caca</text:p>
            <text:p text:style-name="P12">Error no se permite lenguaje obsceno</text:p>
            <text:p text:style-name="P13">Eres una mariposa</text:p>
            <text:p text:style-name="P14">OK</text:p>
            <text:p text:style-name="P15">Me gusta los pedos</text:p>
            <text:p text:style-name="P16">Error no se permite lenguaje obsceno.</text:p>
            <text:p text:style-name="P17">Pues me voy</text:p>
            <text:p text:style-name="P18">OK</text:p>
            <text:p text:style-name="P19">.</text:p>
            <text:p text:style-name="P20">Fin de programa.</text:p>
          </table:table-cell>
        </table:table-row>
      </table:table>
      <text:p text:style-name="Standard"/>
      <text:p text:style-name="Standard">Habrá que hacer una clase<text:s/><text:span text:style-name="T21">Test</text:span><text:s/>y la clase<text:s/><text:span text:style-name="T22">BurradasNOException</text:span></text:p>
      <text:p text:style-name="Standard"/>
      <text:p text:style-name="Standard">Esquema de la clase Test a completar:</text:p>
      <text:p text:style-name="Standard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import java.util.Scanner;</text:p>
            <text:p text:style-name="P28"/>
            <text:p text:style-name="P29">public class Test</text:p>
            <text:p text:style-name="P30">{</text:p>
            <text:p text:style-name="P31"><text:s text:c="4"/>static String tpalabros[] = {"caca","culo","pedo","pis"};</text:p>
            <text:p text:style-name="P32"><text:s text:c="4"/></text:p>
            <text:p text:style-name="P33"><text:s text:c="4"/>public static void main ( String argv[]){</text:p>
            <text:p text:style-name="P34"><text:s text:c="8"/></text:p>
            <text:p text:style-name="P35"><text:s text:c="8"/>Scanner sc= new Scanner(System.in);</text:p>
            <text:p text:style-name="P36"><text:s text:c="8"/>System.out.println("Introduce tus mensajes, o pulsa . Para terminar:");</text:p>
            <text:p text:style-name="P37"><text:s text:c="8"/>// Completar</text:p>
            <text:p text:style-name="P38"><text:s text:c="8"/>leerLineaOK(sc);</text:p>
            <text:p text:style-name="P39"><text:s text:c="8"/></text:p>
            <text:p text:style-name="P40"><text:s text:c="4"/>}</text:p>
            <text:p text:style-name="P41"><text:s text:c="5"/></text:p>
            <text:p text:style-name="P42"><text:s text:c="4"/>public static String leerLineaOK (Scanner sc) throws<text:s/>BurradasNOException {</text:p>
            <text:p text:style-name="P43"><text:s text:c="8"/>//completar</text:p>
            <text:p text:style-name="P44"><text:s text:c="8"/>return "cadena leida";</text:p>
            <text:p text:style-name="P45"><text:s text:c="4"/>}</text:p>
            <text:p text:style-name="P46">}</text:p>
          </table:table-cell>
        </table:table-row>
      </table:table>
      <text:p text:style-name="Standard"/>
      <text:p text:style-name="Standard"/>
      <text:p text:style-name="Standard">Mejorar el programa para que la excepción tenga como parámetro la palabra que la ha provocado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Ubuntu Mono" svg:font-family="Ubuntu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Daniel<text:s/>Crespo<text:tab/><text:tab/>1º DAW<text:s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aniel Crespo</meta:initial-creator>
    <dc:creator>24DAW108</dc:creator>
    <meta:creation-date>2025-03-13T11:53:00Z</meta:creation-date>
    <dc:date>2025-03-13T13:05:00Z</dc:date>
    <meta:template xlink:href="Normal" xlink:type="simple"/>
    <meta:editing-cycles>5</meta:editing-cycles>
    <meta:editing-duration>PT4380S</meta:editing-duration>
    <meta:document-statistic meta:page-count="1" meta:paragraph-count="3" meta:word-count="251" meta:character-count="1630" meta:row-count="11" meta:non-whitespace-character-count="1382"/>
  </office:meta>
</office:document-meta>
</file>